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1.3992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9" style:family="table-cell" style:parent-style-name="Default">
      <style:table-cell-properties fo:background-color="#ffff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7" table:default-cell-style-name="ce2"/>
        <table:table-column table:style-name="co7" table:number-columns-repeated="1006" table:default-cell-style-name="Default"/>
        <table:table-row table:style-name="ro1">
          <table:table-cell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table:style-name="ce1" office:value-type="string" calcext:value-type="string">
            <text:p>hlt</text:p>
          </table:table-cell>
          <table:table-cell table:number-columns-repeated="9"/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table:style-name="ce1"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table:style-name="ce1"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office:value-type="string" calcext:value-type="string">
            <text:p>sp+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3</text:p>
          </table:table-cell>
          <table:table-cell table:style-name="ce1"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office:value-type="string" calcext:value-type="string">
            <text:p>sp+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office:value-type="string" calcext:value-type="string">
            <text:p>sp-=2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office:value-type="string" calcext:value-type="string">
            <text:p>mov [m+#],a</text:p>
          </table:table-cell>
          <table:table-cell table:style-name="ce4" office:value-type="string" calcext:value-type="string">
            <text:p>mov a,[m+#]</text:p>
          </table:table-cell>
          <table:table-cell office:value-type="string" calcext:value-type="string">
            <text:p>sp-=8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office:value-type="string" calcext:value-type="string">
            <text:p>push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office:value-type="string" calcext:value-type="string">
            <text:p>pop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10"/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office:value-type="string" calcext:value-type="string">
            <text:p>push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10"/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office:value-type="string" calcext:value-type="string">
            <text:p>popw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10"/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office:value-type="string" calcext:value-type="string">
            <text:p>mov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10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style-name="ce9" office:value-type="string" calcext:value-type="string">
            <text:p>mov2 [m+#],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10"/>
          <table:table-cell office:value-type="string" calcext:value-type="string">
            <text:p>jl</text:p>
          </table:table-cell>
          <table:table-cell table:style-name="ce9" office:value-type="string" calcext:value-type="string">
            <text:p>tzero</text:p>
            <text:p>rd# </text:p>
          </table:table-cell>
          <table:table-cell table:style-name="ce9"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9" office:value-type="string" calcext:value-type="string">
            <text:p>ttest</text:p>
            <text:p>rd#, rs#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*E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9" office:value-type="string" calcext:value-type="string">
            <text:p>tshr</text:p>
            <text:p>rd#, rs#</text:p>
          </table:table-cell>
          <table:table-cell table:style-name="ce9"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office:value-type="string" calcext:value-type="string">
            <text:p>movw x, [m+#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F</text:p>
          </table:table-cell>
          <table:table-cell table:style-name="ce1" office:value-type="string" calcext:value-type="string">
            <text:p>iret</text:p>
          </table:table-cell>
          <table:table-cell table:number-columns-repeated="9"/>
          <table:table-cell office:value-type="string" calcext:value-type="string">
            <text:p>jmp</text:p>
          </table:table-cell>
          <table:table-cell table:style-name="ce9" office:value-type="string" calcext:value-type="string">
            <text:p>tshrc</text:p>
            <text:p>rd#, rs#</text:p>
          </table:table-cell>
          <table:table-cell table:style-name="ce9"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ce1" office:value-type="string" calcext:value-type="string">
            <text:p>syscall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5-10T16:16:23.232915664</dc:date>
    <meta:editing-duration>P2DT20H3M16S</meta:editing-duration>
    <meta:editing-cycles>15</meta:editing-cycles>
    <meta:generator>LibreOffice/7.3.7.2$Linux_X86_64 LibreOffice_project/30$Build-2</meta:generator>
    <meta:document-statistic meta:table-count="1" meta:cell-count="129" meta:object-count="0"/>
  </office:meta>
</office:document-meta>
</file>